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language="nl" fo:country="NL"/>
    </style:style>
    <style:style style:name="T3" style:parent-style-name="DefaultParagraphFont" style:family="text">
      <style:text-properties fo:language="nl" fo:country="NL"/>
    </style:style>
    <style:style style:name="T4" style:parent-style-name="DefaultParagraphFont" style:family="text">
      <style:text-properties style:text-position="super 58.3%" fo:language="nl" fo:country="NL"/>
    </style:style>
    <style:style style:name="T5" style:parent-style-name="DefaultParagraphFont" style:family="text">
      <style:text-properties fo:language="nl" fo:country="NL"/>
    </style:style>
    <style:style style:name="T6" style:parent-style-name="DefaultParagraphFont" style:family="text">
      <style:text-properties style:text-position="super 58.3%" fo:language="nl" fo:country="NL"/>
    </style:style>
    <style:style style:name="T7" style:parent-style-name="DefaultParagraphFont" style:family="text">
      <style:text-properties fo:language="nl" fo:country="NL"/>
    </style:style>
    <style:style style:name="P8" style:parent-style-name="Normal" style:family="paragraph">
      <style:text-properties fo:language="nl" fo:country="NL"/>
    </style:style>
    <style:style style:name="P9" style:parent-style-name="Normal" style:family="paragraph">
      <style:text-properties fo:language="nl" fo:country="NL"/>
    </style:style>
    <style:style style:name="T10" style:parent-style-name="DefaultParagraphFont" style:family="text">
      <style:text-properties fo:language="nl" fo:country="NL"/>
    </style:style>
  </office:automatic-styles>
  <office:body>
    <office:text text:use-soft-page-breaks="true">
      <text:p text:style-name="P1">Torenproject ZuidAs september 2025</text:p>
      <text:p text:style-name="Normal"/>
      <text:p text:style-name="P2">Het begin met Milos, docent bedrijfskunde<text:s/>die een mail stuurde met daarin een uitnodiging over de start van een project. Hij had een uitnodiging gekregen van de gemeente Amsterdam naar het Media College Amsterdam om een project te starten die onderdeel zou worden van alle festiviteiten van het 750 jarig bestaan van de stad Amsterdam. De opdracht van de gemeente was <text:s/>Toon Amsterdam in de toekomst.<text:s/></text:p>
      <text:p text:style-name="Normal"><text:span text:style-name="T3">Voor deze opdracht werd gekozen voor een VR-presentatie vanuit de hoogbouw van de ZuidAs. In het weekend van … juni jl was een open torendag georganiseerd waarbij publiek de verschillende torens van binnen kon bezoeken. Wij presenteerden de VR-bril op de 26</text:span><text:span text:style-name="T4">e</text:span><text:span text:style-name="T5"><text:s/>verdieping van de Mahlertoren. Hierbij kon publiek met de VR-bril de omgeving van de toren vanuit de 26</text:span><text:span text:style-name="T6">e</text:span><text:span text:style-name="T7"><text:s/>verdieping verder verkennen.<text:s/></text:span></text:p>
      <text:p text:style-name="P8">Voor deze VR-ontwikkeling gebruikten wij het programma Unity als game-engine.<text:s/>Voor de modellen van de omgeving gebruikten wij de omgevingsvideo’s van Google Maps. Voor het omzetten van de models van Google Maps om ze gereed te maken voor Unity gebruikte ik Blender.<text:s/></text:p>
      <text:p text:style-name="P9">Voor dit project was geen bestaand stappenplan. Met experimenteren en brainstormen kwamen we tot een leuke experience. We kregen veel positieve reacties op de opendag.<text:s/></text:p>
      <text:p text:style-name="Normal"><text:span text:style-name="T10">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nes Veuger</meta:initial-creator>
    <dc:creator>Jannes Veuger</dc:creator>
    <meta:creation-date>2025-10-18T21:12:00Z</meta:creation-date>
    <dc:date>2025-10-18T21:28:00Z</dc:date>
    <meta:template xlink:href="Normal.dotm" xlink:type="simple"/>
    <meta:editing-cycles>1</meta:editing-cycles>
    <meta:editing-duration>PT960S</meta:editing-duration>
    <meta:document-statistic meta:page-count="1" meta:paragraph-count="2" meta:word-count="189" meta:character-count="1267" meta:row-count="9" meta:non-whitespace-character-count="1080"/>
  </office:meta>
</office:document-meta>
</file>